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72.21pt" svg:height="350.33pt" svg:x="493.4pt" svg:y="121.01pt">
            <draw:object draw:notify-on-update-of-ranges="Sheet1.A3:Sheet1.A13 Sheet1.D1:Sheet1.D1 Sheet1.D3:Sheet1.D13 Sheet1.E1:Sheet1.E1 Sheet1.E3:Sheet1.E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curvefactor</text:p>
          </table:table-cell>
          <table:table-cell office:value-type="string" calcext:value-type="string">
            <text:p>computedVal</text:p>
          </table:table-cell>
          <table:table-cell office:value-type="string" calcext:value-type="string">
            <text:p>output value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POWER(ABS([.A2]);[.$J$2])*POWER([.$J$2];2)" office:value-type="float" office:value="1.944" calcext:value-type="float">
            <text:p>1.944</text:p>
          </table:table-cell>
          <table:table-cell table:formula="of:=IF([.A2]&lt;0;[.B2]*-1;[.B2])" office:value-type="float" office:value="-1.944" calcext:value-type="float">
            <text:p>-1.944</text:p>
          </table:table-cell>
          <table:table-cell table:formula="of:=([.$J$3]*[.C2])+[.$J$3]" office:value-type="float" office:value="-519.2" calcext:value-type="float">
            <text:p>-519.2</text:p>
          </table:table-cell>
          <table:table-cell table:formula="of:=([.D2]-[.$J$4])*([.$J$7]-[.$J$6])/([.$J$5]-[.$J$4])+[.$J$6]" office:value-type="float" office:value="-326.91" calcext:value-type="float">
            <text:p>-326.91</text:p>
          </table:table-cell>
          <table:table-cell table:number-columns-repeated="3"/>
          <table:table-cell office:value-type="string" calcext:value-type="string">
            <text:p>curv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POWER(ABS([.A3]);[.$J$2])*POWER([.$J$2];2)" office:value-type="float" office:value="1.125" calcext:value-type="float">
            <text:p>1.125</text:p>
          </table:table-cell>
          <table:table-cell table:formula="of:=IF([.A3]&lt;0;[.B3]*-1;[.B3])" office:value-type="float" office:value="-1.125" calcext:value-type="float">
            <text:p>-1.125</text:p>
          </table:table-cell>
          <table:table-cell table:formula="of:=([.$J$3]*[.C3])+[.$J$3]" office:value-type="float" office:value="-68.75" calcext:value-type="float">
            <text:p>-68.75</text:p>
          </table:table-cell>
          <table:table-cell table:formula="of:=([.D3]-[.$J$4])*([.$J$7]-[.$J$6])/([.$J$5]-[.$J$4])+[.$J$6]" office:value-type="float" office:value="-135.46875" calcext:value-type="float">
            <text:p>-135.46875</text:p>
          </table:table-cell>
          <table:table-cell table:number-columns-repeated="3"/>
          <table:table-cell office:value-type="string" calcext:value-type="string">
            <text:p>midrange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POWER(ABS([.A4]);[.$J$2])*POWER([.$J$2];2)" office:value-type="float" office:value="0.576" calcext:value-type="float">
            <text:p>0.576</text:p>
          </table:table-cell>
          <table:table-cell table:formula="of:=IF([.A4]&lt;0;[.B4]*-1;[.B4])" office:value-type="float" office:value="-0.576" calcext:value-type="float">
            <text:p>-0.576</text:p>
          </table:table-cell>
          <table:table-cell table:formula="of:=([.$J$3]*[.C4])+[.$J$3]" office:value-type="float" office:value="233.2" calcext:value-type="float">
            <text:p>233.2</text:p>
          </table:table-cell>
          <table:table-cell table:formula="of:=([.D4]-[.$J$4])*([.$J$7]-[.$J$6])/([.$J$5]-[.$J$4])+[.$J$6]" office:value-type="float" office:value="-7.13999999999991" calcext:value-type="float">
            <text:p>-7.14</text:p>
          </table:table-cell>
          <table:table-cell table:number-columns-repeated="3"/>
          <table:table-cell office:value-type="string" calcext:value-type="string">
            <text:p>in_min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POWER(ABS([.A5]);[.$J$2])*POWER([.$J$2];2)" office:value-type="float" office:value="0.243" calcext:value-type="float">
            <text:p>0.243</text:p>
          </table:table-cell>
          <table:table-cell table:formula="of:=IF([.A5]&lt;0;[.B5]*-1;[.B5])" office:value-type="float" office:value="-0.243" calcext:value-type="float">
            <text:p>-0.243</text:p>
          </table:table-cell>
          <table:table-cell table:formula="of:=([.$J$3]*[.C5])+[.$J$3]" office:value-type="float" office:value="416.35" calcext:value-type="float">
            <text:p>416.35</text:p>
          </table:table-cell>
          <table:table-cell table:formula="of:=([.D5]-[.$J$4])*([.$J$7]-[.$J$6])/([.$J$5]-[.$J$4])+[.$J$6]" office:value-type="float" office:value="70.6987500000001" calcext:value-type="float">
            <text:p>70.69875</text:p>
          </table:table-cell>
          <table:table-cell table:number-columns-repeated="3"/>
          <table:table-cell office:value-type="string" calcext:value-type="string">
            <text:p>in_max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POWER(ABS([.A6]);[.$J$2])*POWER([.$J$2];2)" office:value-type="float" office:value="0.0719999999999997" calcext:value-type="float">
            <text:p>0.072</text:p>
          </table:table-cell>
          <table:table-cell table:formula="of:=IF([.A6]&lt;0;[.B6]*-1;[.B6])" office:value-type="float" office:value="-0.0719999999999997" calcext:value-type="float">
            <text:p>-0.072</text:p>
          </table:table-cell>
          <table:table-cell table:formula="of:=([.$J$3]*[.C6])+[.$J$3]" office:value-type="float" office:value="510.4" calcext:value-type="float">
            <text:p>510.4</text:p>
          </table:table-cell>
          <table:table-cell table:formula="of:=([.D6]-[.$J$4])*([.$J$7]-[.$J$6])/([.$J$5]-[.$J$4])+[.$J$6]" office:value-type="float" office:value="110.67" calcext:value-type="float">
            <text:p>110.67</text:p>
          </table:table-cell>
          <table:table-cell table:number-columns-repeated="3"/>
          <table:table-cell office:value-type="string" calcext:value-type="string">
            <text:p>out_m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99999999999996" calcext:value-type="float">
            <text:p>-0.1</text:p>
          </table:table-cell>
          <table:table-cell table:formula="of:=POWER(ABS([.A7]);[.$J$2])*POWER([.$J$2];2)" office:value-type="float" office:value="0.0089999999999999" calcext:value-type="float">
            <text:p>0.009</text:p>
          </table:table-cell>
          <table:table-cell table:formula="of:=IF([.A7]&lt;0;[.B7]*-1;[.B7])" office:value-type="float" office:value="-0.0089999999999999" calcext:value-type="float">
            <text:p>-0.009</text:p>
          </table:table-cell>
          <table:table-cell table:formula="of:=([.$J$3]*[.C7])+[.$J$3]" office:value-type="float" office:value="545.05" calcext:value-type="float">
            <text:p>545.05</text:p>
          </table:table-cell>
          <table:table-cell table:formula="of:=([.D7]-[.$J$4])*([.$J$7]-[.$J$6])/([.$J$5]-[.$J$4])+[.$J$6]" office:value-type="float" office:value="125.39625" calcext:value-type="float">
            <text:p>125.39625</text:p>
          </table:table-cell>
          <table:table-cell table:number-columns-repeated="3"/>
          <table:table-cell office:value-type="string" calcext:value-type="string">
            <text:p>out_max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ABS([.A8]);[.$J$2])*POWER([.$J$2];2)" office:value-type="float" office:value="0" calcext:value-type="float">
            <text:p>0</text:p>
          </table:table-cell>
          <table:table-cell table:formula="of:=IF([.A8]&lt;0;[.B8]*-1;[.B8])" office:value-type="float" office:value="0" calcext:value-type="float">
            <text:p>0</text:p>
          </table:table-cell>
          <table:table-cell table:formula="of:=([.$J$3]*[.C8])+[.$J$3]" office:value-type="float" office:value="550" calcext:value-type="float">
            <text:p>550</text:p>
          </table:table-cell>
          <table:table-cell table:formula="of:=([.D8]-[.$J$4])*([.$J$7]-[.$J$6])/([.$J$5]-[.$J$4])+[.$J$6]" office:value-type="float" office:value="127.5" calcext:value-type="float">
            <text:p>127.5</text:p>
          </table:table-cell>
          <table:table-cell table:number-columns-repeated="5"/>
        </table:table-row>
        <table:table-row table:style-name="ro1">
          <table:table-cell office:value-type="float" office:value="0.100000000000001" calcext:value-type="float">
            <text:p>0.1</text:p>
          </table:table-cell>
          <table:table-cell table:formula="of:=POWER(ABS([.A9]);[.$J$2])*POWER([.$J$2];2)" office:value-type="float" office:value="0.00900000000000015" calcext:value-type="float">
            <text:p>0.009</text:p>
          </table:table-cell>
          <table:table-cell table:formula="of:=IF([.A9]&lt;0;[.B9]*-1;[.B9])" office:value-type="float" office:value="0.00900000000000015" calcext:value-type="float">
            <text:p>0.009</text:p>
          </table:table-cell>
          <table:table-cell table:formula="of:=([.$J$3]*[.C9])+[.$J$3]" office:value-type="float" office:value="554.95" calcext:value-type="float">
            <text:p>554.95</text:p>
          </table:table-cell>
          <table:table-cell table:formula="of:=([.D9]-[.$J$4])*([.$J$7]-[.$J$6])/([.$J$5]-[.$J$4])+[.$J$6]" office:value-type="float" office:value="129.60375" calcext:value-type="float">
            <text:p>129.60375</text:p>
          </table:table-cell>
          <table:table-cell table:number-columns-repeated="5"/>
        </table:table-row>
        <table:table-row table:style-name="ro1">
          <table:table-cell office:value-type="float" office:value="0.200000000000001" calcext:value-type="float">
            <text:p>0.2</text:p>
          </table:table-cell>
          <table:table-cell table:formula="of:=POWER(ABS([.A10]);[.$J$2])*POWER([.$J$2];2)" office:value-type="float" office:value="0.0720000000000007" calcext:value-type="float">
            <text:p>0.072</text:p>
          </table:table-cell>
          <table:table-cell table:formula="of:=IF([.A10]&lt;0;[.B10]*-1;[.B10])" office:value-type="float" office:value="0.0720000000000007" calcext:value-type="float">
            <text:p>0.072</text:p>
          </table:table-cell>
          <table:table-cell table:formula="of:=([.$J$3]*[.C10])+[.$J$3]" office:value-type="float" office:value="589.6" calcext:value-type="float">
            <text:p>589.6</text:p>
          </table:table-cell>
          <table:table-cell table:formula="of:=([.D10]-[.$J$4])*([.$J$7]-[.$J$6])/([.$J$5]-[.$J$4])+[.$J$6]" office:value-type="float" office:value="144.33" calcext:value-type="float">
            <text:p>144.33</text:p>
          </table:table-cell>
          <table:table-cell table:number-columns-repeated="5"/>
        </table:table-row>
        <table:table-row table:style-name="ro1">
          <table:table-cell office:value-type="float" office:value="0.300000000000001" calcext:value-type="float">
            <text:p>0.3</text:p>
          </table:table-cell>
          <table:table-cell table:formula="of:=POWER(ABS([.A11]);[.$J$2])*POWER([.$J$2];2)" office:value-type="float" office:value="0.243000000000002" calcext:value-type="float">
            <text:p>0.243</text:p>
          </table:table-cell>
          <table:table-cell table:formula="of:=IF([.A11]&lt;0;[.B11]*-1;[.B11])" office:value-type="float" office:value="0.243000000000002" calcext:value-type="float">
            <text:p>0.243</text:p>
          </table:table-cell>
          <table:table-cell table:formula="of:=([.$J$3]*[.C11])+[.$J$3]" office:value-type="float" office:value="683.650000000001" calcext:value-type="float">
            <text:p>683.65</text:p>
          </table:table-cell>
          <table:table-cell table:formula="of:=([.D11]-[.$J$4])*([.$J$7]-[.$J$6])/([.$J$5]-[.$J$4])+[.$J$6]" office:value-type="float" office:value="184.30125" calcext:value-type="float">
            <text:p>184.30125</text:p>
          </table:table-cell>
          <table:table-cell table:number-columns-repeated="5"/>
        </table:table-row>
        <table:table-row table:style-name="ro1">
          <table:table-cell office:value-type="float" office:value="0.400000000000001" calcext:value-type="float">
            <text:p>0.4</text:p>
          </table:table-cell>
          <table:table-cell table:formula="of:=POWER(ABS([.A12]);[.$J$2])*POWER([.$J$2];2)" office:value-type="float" office:value="0.576000000000003" calcext:value-type="float">
            <text:p>0.576</text:p>
          </table:table-cell>
          <table:table-cell table:formula="of:=IF([.A12]&lt;0;[.B12]*-1;[.B12])" office:value-type="float" office:value="0.576000000000003" calcext:value-type="float">
            <text:p>0.576</text:p>
          </table:table-cell>
          <table:table-cell table:formula="of:=([.$J$3]*[.C12])+[.$J$3]" office:value-type="float" office:value="866.800000000002" calcext:value-type="float">
            <text:p>866.8</text:p>
          </table:table-cell>
          <table:table-cell table:formula="of:=([.D12]-[.$J$4])*([.$J$7]-[.$J$6])/([.$J$5]-[.$J$4])+[.$J$6]" office:value-type="float" office:value="262.140000000001" calcext:value-type="float">
            <text:p>262.14</text:p>
          </table:table-cell>
          <table:table-cell table:number-columns-repeated="5"/>
        </table:table-row>
        <table:table-row table:style-name="ro1">
          <table:table-cell office:value-type="float" office:value="0.500000000000001" calcext:value-type="float">
            <text:p>0.5</text:p>
          </table:table-cell>
          <table:table-cell table:formula="of:=POWER(ABS([.A13]);[.$J$2])*POWER([.$J$2];2)" office:value-type="float" office:value="1.12500000000001" calcext:value-type="float">
            <text:p>1.125</text:p>
          </table:table-cell>
          <table:table-cell table:formula="of:=IF([.A13]&lt;0;[.B13]*-1;[.B13])" office:value-type="float" office:value="1.12500000000001" calcext:value-type="float">
            <text:p>1.125</text:p>
          </table:table-cell>
          <table:table-cell table:formula="of:=([.$J$3]*[.C13])+[.$J$3]" office:value-type="float" office:value="1168.75" calcext:value-type="float">
            <text:p>1168.75</text:p>
          </table:table-cell>
          <table:table-cell table:formula="of:=([.D13]-[.$J$4])*([.$J$7]-[.$J$6])/([.$J$5]-[.$J$4])+[.$J$6]" office:value-type="float" office:value="390.468750000001" calcext:value-type="float">
            <text:p>390.46875</text:p>
          </table:table-cell>
          <table:table-cell table:number-columns-repeated="5"/>
        </table:table-row>
        <table:table-row table:style-name="ro1">
          <table:table-cell office:value-type="float" office:value="0.600000000000001" calcext:value-type="float">
            <text:p>0.6</text:p>
          </table:table-cell>
          <table:table-cell table:formula="of:=POWER(ABS([.A14]);[.$J$2])*POWER([.$J$2];2)" office:value-type="float" office:value="1.94400000000001" calcext:value-type="float">
            <text:p>1.944</text:p>
          </table:table-cell>
          <table:table-cell table:formula="of:=IF([.A14]&lt;0;[.B14]*-1;[.B14])" office:value-type="float" office:value="1.94400000000001" calcext:value-type="float">
            <text:p>1.944</text:p>
          </table:table-cell>
          <table:table-cell table:formula="of:=([.$J$3]*[.C14])+[.$J$3]" office:value-type="float" office:value="1619.20000000001" calcext:value-type="float">
            <text:p>1619.2</text:p>
          </table:table-cell>
          <table:table-cell table:formula="of:=([.D14]-[.$J$4])*([.$J$7]-[.$J$6])/([.$J$5]-[.$J$4])+[.$J$6]" office:value-type="float" office:value="581.910000000002" calcext:value-type="float">
            <text:p>581.9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7:22:57.891528335</meta:creation-date>
    <dc:date>2015-12-22T18:35:20.253053628</dc:date>
    <meta:editing-duration>PT42M1S</meta:editing-duration>
    <meta:editing-cycles>1</meta:editing-cycles>
    <meta:document-statistic meta:table-count="1" meta:cell-count="83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243cm" svg:height="12.36cm" xlink:href=".." xlink:type="simple" chart:class="chart:line" chart:style-name="ch1">
        <chart:legend chart:legend-position="end" svg:x="23.915cm" svg:y="5.632cm" style:legend-expansion="high" chart:style-name="ch2"/>
        <chart:plot-area chart:style-name="ch3" table:cell-range-address="Sheet1.A3:Sheet1.A13 Sheet1.D1:Sheet1.E1 Sheet1.D3:Sheet1.E13" chart:data-source-has-labels="both" svg:x="0.544cm" svg:y="0.247cm" svg:width="22.827cm" svg:height="11.866cm">
          <chartooo:coordinate-region svg:x="1.456cm" svg:y="0.446cm" svg:width="21.595cm" svg:height="11.468cm"/>
          <chart:axis chart:dimension="x" chart:name="primary-x" chart:style-name="ch4" chartooo:axis-type="auto">
            <chartooo:date-scale/>
            <chart:categories table:cell-range-address="Sheet1.A3:Sheet1.A1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13" chart:label-cell-address="Sheet1.D1:Sheet1.D1" chart:class="chart:line">
            <chart:data-point chart:repeated="11"/>
          </chart:series>
          <chart:series chart:style-name="ch7" chart:values-cell-range-address="Sheet1.E3:Sheet1.E13" chart:label-cell-address="Sheet1.E1:Sheet1.E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edVal</text:p>
                <draw:g>
                  <svg:desc>Sheet1.D1:Sheet1.D1</svg:desc>
                </draw:g>
              </table:table-cell>
              <table:table-cell office:value-type="string">
                <text:p>output valu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-0.5">
                <text:p>-0</text:p>
                <draw:g>
                  <svg:desc>Sheet1.A3:Sheet1.A13</svg:desc>
                </draw:g>
              </table:table-cell>
              <table:table-cell office:value-type="float" office:value="-68.75">
                <text:p>-68.75</text:p>
                <draw:g>
                  <svg:desc>Sheet1.D3:Sheet1.D13</svg:desc>
                </draw:g>
              </table:table-cell>
              <table:table-cell office:value-type="float" office:value="-135.46875">
                <text:p>-135.46875</text:p>
                <draw:g>
                  <svg:desc>Sheet1.E3:Sheet1.E13</svg:desc>
                </draw:g>
              </table:table-cell>
            </table:table-row>
            <table:table-row>
              <table:table-cell office:value-type="float" office:value="-0.4">
                <text:p>-0</text:p>
              </table:table-cell>
              <table:table-cell office:value-type="float" office:value="233.2">
                <text:p>233.2</text:p>
              </table:table-cell>
              <table:table-cell office:value-type="float" office:value="-7.13999999999991">
                <text:p>-7.13999999999991</text:p>
              </table:table-cell>
            </table:table-row>
            <table:table-row>
              <table:table-cell office:value-type="float" office:value="-0.3">
                <text:p>-0</text:p>
              </table:table-cell>
              <table:table-cell office:value-type="float" office:value="416.35">
                <text:p>416.35</text:p>
              </table:table-cell>
              <table:table-cell office:value-type="float" office:value="70.6987500000001">
                <text:p>70.6987500000001</text:p>
              </table:table-cell>
            </table:table-row>
            <table:table-row>
              <table:table-cell office:value-type="float" office:value="-0.2">
                <text:p>-0</text:p>
              </table:table-cell>
              <table:table-cell office:value-type="float" office:value="510.4">
                <text:p>510.4</text:p>
              </table:table-cell>
              <table:table-cell office:value-type="float" office:value="110.67">
                <text:p>110.67</text:p>
              </table:table-cell>
            </table:table-row>
            <table:table-row>
              <table:table-cell office:value-type="float" office:value="-0.0999999999999996">
                <text:p>-0</text:p>
              </table:table-cell>
              <table:table-cell office:value-type="float" office:value="545.05">
                <text:p>545.05</text:p>
              </table:table-cell>
              <table:table-cell office:value-type="float" office:value="125.39625">
                <text:p>125.396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50">
                <text:p>550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float" office:value="0.100000000000001">
                <text:p>0</text:p>
              </table:table-cell>
              <table:table-cell office:value-type="float" office:value="554.95">
                <text:p>554.95</text:p>
              </table:table-cell>
              <table:table-cell office:value-type="float" office:value="129.60375">
                <text:p>129.60375</text:p>
              </table:table-cell>
            </table:table-row>
            <table:table-row>
              <table:table-cell office:value-type="float" office:value="0.200000000000001">
                <text:p>0</text:p>
              </table:table-cell>
              <table:table-cell office:value-type="float" office:value="589.6">
                <text:p>589.6</text:p>
              </table:table-cell>
              <table:table-cell office:value-type="float" office:value="144.33">
                <text:p>144.33</text:p>
              </table:table-cell>
            </table:table-row>
            <table:table-row>
              <table:table-cell office:value-type="float" office:value="0.300000000000001">
                <text:p>0</text:p>
              </table:table-cell>
              <table:table-cell office:value-type="float" office:value="683.650000000001">
                <text:p>683.650000000001</text:p>
              </table:table-cell>
              <table:table-cell office:value-type="float" office:value="184.30125">
                <text:p>184.30125</text:p>
              </table:table-cell>
            </table:table-row>
            <table:table-row>
              <table:table-cell office:value-type="float" office:value="0.400000000000001">
                <text:p>0</text:p>
              </table:table-cell>
              <table:table-cell office:value-type="float" office:value="866.800000000002">
                <text:p>866.800000000002</text:p>
              </table:table-cell>
              <table:table-cell office:value-type="float" office:value="262.140000000001">
                <text:p>262.140000000001</text:p>
              </table:table-cell>
            </table:table-row>
            <table:table-row>
              <table:table-cell office:value-type="float" office:value="0.500000000000001">
                <text:p>0</text:p>
              </table:table-cell>
              <table:table-cell office:value-type="float" office:value="1168.75">
                <text:p>1168.75</text:p>
              </table:table-cell>
              <table:table-cell office:value-type="float" office:value="390.468750000001">
                <text:p>390.46875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